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Khmer OS" fo:font-size="20pt" officeooo:rsid="000583e3" officeooo:paragraph-rsid="000583e3" style:font-name-complex="Khmer OS"/>
    </style:style>
    <style:style style:name="P2" style:family="paragraph" style:parent-style-name="Standard">
      <style:text-properties style:font-name="Khmer OS" fo:font-size="20pt" officeooo:rsid="00070d1b" officeooo:paragraph-rsid="00070d1b" style:font-name-complex="Khmer OS"/>
    </style:style>
    <style:style style:name="P3" style:family="paragraph" style:parent-style-name="Standard">
      <style:text-properties style:font-name="Khmer OS" fo:font-size="20pt" style:text-underline-style="solid" style:text-underline-width="auto" style:text-underline-color="font-color" officeooo:rsid="0006e703" officeooo:paragraph-rsid="0006e703" style:font-name-complex="Khmer OS"/>
    </style:style>
    <style:style style:name="T1" style:family="text">
      <style:text-properties officeooo:rsid="00070d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ate: 18/Jan/2021</text:p>
      <text:p text:style-name="P1"/>
      <text:p text:style-name="P1">Q &amp; A:<text:line-break/><text:span text:style-name="T1">1.</text:span><text:line-break/>Computer គឺជា electronic tools ដែលសំរាប់ធ្វើការផ្ទុក, ទាញយក, បញ្ជញ, បញ្ចូលទិន្នន័យ, និងគណនា.</text:p>
      <text:p text:style-name="P1"/>
      <text:p text:style-name="P1">Computer architecture ជារចនាសម្ព័ន្ធនៃកុំព្យួទ័រ និង Electronic tools ទៅជាប្រព័ន្ធមួយ និងអាចដំណើរការបានដោយមានកម្មវិធីប្រាប់</text:p>
      <text:p text:style-name="P1"/>
      <text:p text:style-name="P2">2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1-18T10:35:30.008184766</dc:date>
    <meta:editing-duration>PT10M36S</meta:editing-duration>
    <meta:editing-cycles>5</meta:editing-cycles>
    <meta:document-statistic meta:table-count="0" meta:image-count="0" meta:object-count="0" meta:page-count="1" meta:paragraph-count="4" meta:word-count="24" meta:character-count="193" meta:non-whitespace-character-count="172"/>
  </office:meta>
</office:document-meta>
</file>